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<text:a xlink:href="https://clyp.it/y2iun1lj" xlink:type="simple">https://clyp.it/y2iun1lj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Я ни с одной из них не знаком.</text:p>
          </table:table-cell>
        </table:table-row>
        <table:table-row table:style-name="ro1">
          <table:table-cell office:value-type="string" calcext:value-type="string">
            <text:p><text:a xlink:href="https://clyp.it/fwofnnfd" xlink:type="simple">https://clyp.it/fwofnnfd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Я боюсь, что в моём переводе первоначальный смысл частично утратился.</text:p>
          </table:table-cell>
        </table:table-row>
        <table:table-row table:style-name="ro1">
          <table:table-cell office:value-type="string" calcext:value-type="string">
            <text:p><text:a xlink:href="https://clyp.it/4mjkt2vo" xlink:type="simple">https://clyp.it/4mjkt2vo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У тебя три кошки.</text:p>
          </table:table-cell>
        </table:table-row>
        <table:table-row table:style-name="ro1">
          <table:table-cell office:value-type="string" calcext:value-type="string">
            <text:p><text:a xlink:href="https://clyp.it/pxs31g3p" xlink:type="simple">https://clyp.it/pxs31g3p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Надеюсь, дождь скоро прекратится.</text:p>
          </table:table-cell>
        </table:table-row>
        <table:table-row table:style-name="ro1">
          <table:table-cell office:value-type="string" calcext:value-type="string">
            <text:p><text:a xlink:href="https://clyp.it/0nv3k4sq" xlink:type="simple">https://clyp.it/0nv3k4sq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Ей требуется помощь.</text:p>
          </table:table-cell>
        </table:table-row>
        <table:table-row table:style-name="ro1">
          <table:table-cell office:value-type="string" calcext:value-type="string">
            <text:p><text:a xlink:href="https://clyp.it/wj2ef4um" xlink:type="simple">https://clyp.it/wj2ef4um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Вы когда-нибудь мыли свою машину?</text:p>
          </table:table-cell>
        </table:table-row>
        <table:table-row table:style-name="ro1">
          <table:table-cell office:value-type="string" calcext:value-type="string">
            <text:p><text:a xlink:href="https://clyp.it/kdolifpg" xlink:type="simple">https://clyp.it/kdolifpg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Я прошёл пешком через Китай.</text:p>
          </table:table-cell>
        </table:table-row>
        <table:table-row table:style-name="ro1">
          <table:table-cell office:value-type="string" calcext:value-type="string">
            <text:p><text:a xlink:href="https://clyp.it/oz2q514q" xlink:type="simple">https://clyp.it/oz2q514q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Вы ныряли когда-нибудь с аквалангом?</text:p>
          </table:table-cell>
        </table:table-row>
        <table:table-row table:style-name="ro1">
          <table:table-cell office:value-type="string" calcext:value-type="string">
            <text:p><text:a xlink:href="https://clyp.it/kq0fv02d" xlink:type="simple">https://clyp.it/kq0fv02d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Верблюды могут пройти сотни километров за несколько дней, не выпив ни капли воды.</text:p>
          </table:table-cell>
        </table:table-row>
        <table:table-row table:style-name="ro1">
          <table:table-cell office:value-type="string" calcext:value-type="string">
            <text:p><text:a xlink:href="https://clyp.it/5bnobhnk" xlink:type="simple">https://clyp.it/5bnobhnk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Мужчины разговаривают о баскетболе.</text:p>
          </table:table-cell>
        </table:table-row>
        <table:table-row table:style-name="ro1">
          <table:table-cell office:value-type="string" calcext:value-type="string">
            <text:p>https://clyp.it/a02ieoym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Они испанцы.</text:p>
          </table:table-cell>
        </table:table-row>
        <table:table-row table:style-name="ro1">
          <table:table-cell office:value-type="string" calcext:value-type="string">
            <text:p><text:a xlink:href="https://clyp.it/zx4knxrp" xlink:type="simple">https://clyp.it/zx4knxrp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Книга у вас?</text:p>
          </table:table-cell>
        </table:table-row>
        <table:table-row table:style-name="ro1">
          <table:table-cell office:value-type="string" calcext:value-type="string">
            <text:p><text:a xlink:href="https://clyp.it/fx5utwmq" xlink:type="simple">https://clyp.it/fx5utwmq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Я связан долгом признательности по отношению к людям, которые помогают мне в понимании.</text:p>
          </table:table-cell>
        </table:table-row>
        <table:table-row table:style-name="ro1">
          <table:table-cell office:value-type="string" calcext:value-type="string">
            <text:p><text:a xlink:href="https://clyp.it/5gmil4v2" xlink:type="simple">https://clyp.it/5gmil4v2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Ты поможешь мне с домашней работой по английскому языку?</text:p>
          </table:table-cell>
        </table:table-row>
        <table:table-row table:style-name="ro1">
          <table:table-cell office:value-type="string" calcext:value-type="string">
            <text:p><text:a xlink:href="https://clyp.it/4oencc4s" xlink:type="simple">https://clyp.it/4oencc4s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У кухонного ножа, к которому я за долгие годы успел привыкнуть, отломилось лезвие.</text:p>
          </table:table-cell>
        </table:table-row>
        <table:table-row table:style-name="ro1">
          <table:table-cell office:value-type="string" calcext:value-type="string">
            <text:p><text:a xlink:href="https://clyp.it/nixaapfu" xlink:type="simple">https://clyp.it/nixaapfu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Вам нравится фортепиано?</text:p>
          </table:table-cell>
        </table:table-row>
        <table:table-row table:style-name="ro1">
          <table:table-cell office:value-type="string" calcext:value-type="string">
            <text:p><text:a xlink:href="https://clyp.it/r0u52yyy" xlink:type="simple">https://clyp.it/r0u52yyy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Похоже, ветер усиливается.</text:p>
          </table:table-cell>
        </table:table-row>
        <table:table-row table:style-name="ro1">
          <table:table-cell office:value-type="string" calcext:value-type="string">
            <text:p><text:a xlink:href="https://clyp.it/pqukji3z" xlink:type="simple">https://clyp.it/pqukji3z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Это бессмысленно.</text:p>
          </table:table-cell>
        </table:table-row>
        <table:table-row table:style-name="ro1">
          <table:table-cell office:value-type="string" calcext:value-type="string">
            <text:p><text:a xlink:href="https://clyp.it/w15iey11" xlink:type="simple">https://clyp.it/w15iey11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Ну давай же!</text:p>
          </table:table-cell>
        </table:table-row>
        <table:table-row table:style-name="ro1">
          <table:table-cell office:value-type="string" calcext:value-type="string">
            <text:p><text:a xlink:href="https://clyp.it/o3hl0nmc" xlink:type="simple">https://clyp.it/o3hl0nmc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Он объехал весь мир.</text:p>
          </table:table-cell>
        </table:table-row>
        <table:table-row table:style-name="ro1">
          <table:table-cell office:value-type="string" calcext:value-type="string">
            <text:p><text:a xlink:href="https://clyp.it/mfahuplv" xlink:type="simple">https://clyp.it/mfahuplv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Я ни с одной из них не знаком.</text:p>
          </table:table-cell>
        </table:table-row>
        <table:table-row table:style-name="ro1">
          <table:table-cell office:value-type="string" calcext:value-type="string">
            <text:p><text:a xlink:href="https://clyp.it/4art32e3" xlink:type="simple">https://clyp.it/4art32e3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Я боюсь, что в моём переводе первоначальный смысл частично утратился.</text:p>
          </table:table-cell>
        </table:table-row>
        <table:table-row table:style-name="ro1">
          <table:table-cell office:value-type="string" calcext:value-type="string">
            <text:p><text:a xlink:href="https://clyp.it/vlcqqnr3" xlink:type="simple">https://clyp.it/vlcqqnr3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У тебя три кошки.</text:p>
          </table:table-cell>
        </table:table-row>
        <table:table-row table:style-name="ro1">
          <table:table-cell office:value-type="string" calcext:value-type="string">
            <text:p><text:a xlink:href="https://clyp.it/cagk5yqt" xlink:type="simple">https://clyp.it/cagk5yqt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Надеюсь, дождь скоро прекратится.</text:p>
          </table:table-cell>
        </table:table-row>
        <table:table-row table:style-name="ro1">
          <table:table-cell office:value-type="string" calcext:value-type="string">
            <text:p><text:a xlink:href="https://clyp.it/wj4anm1y" xlink:type="simple">https://clyp.it/wj4anm1y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Ей требуется помощь.</text:p>
          </table:table-cell>
        </table:table-row>
        <table:table-row table:style-name="ro1">
          <table:table-cell office:value-type="string" calcext:value-type="string">
            <text:p><text:a xlink:href="https://clyp.it/5aempze3" xlink:type="simple">https://clyp.it/5aempze3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Вы когда-нибудь мыли свою машину?</text:p>
          </table:table-cell>
        </table:table-row>
        <table:table-row table:style-name="ro1">
          <table:table-cell office:value-type="string" calcext:value-type="string">
            <text:p><text:a xlink:href="https://clyp.it/gz3bmvpt" xlink:type="simple">https://clyp.it/gz3bmvpt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Я прошёл пешком через Китай.</text:p>
          </table:table-cell>
        </table:table-row>
        <table:table-row table:style-name="ro1">
          <table:table-cell office:value-type="string" calcext:value-type="string">
            <text:p><text:a xlink:href="https://clyp.it/mao0lmhz" xlink:type="simple">https://clyp.it/mao0lmhz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Вы ныряли когда-нибудь с аквалангом?</text:p>
          </table:table-cell>
        </table:table-row>
        <table:table-row table:style-name="ro1">
          <table:table-cell office:value-type="string" calcext:value-type="string">
            <text:p><text:a xlink:href="https://clyp.it/bg3gjmku" xlink:type="simple">https://clyp.it/bg3gjmku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Верблюды могут пройти сотни километров за несколько дней, не выпив ни капли воды.</text:p>
          </table:table-cell>
        </table:table-row>
        <table:table-row table:style-name="ro1">
          <table:table-cell office:value-type="string" calcext:value-type="string">
            <text:p><text:a xlink:href="https://clyp.it/4d3fqzm0" xlink:type="simple">https://clyp.it/4d3fqzm0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Мужчины разговаривают о баскетболе.</text:p>
          </table:table-cell>
        </table:table-row>
        <table:table-row table:style-name="ro1">
          <table:table-cell office:value-type="string" calcext:value-type="string">
            <text:p>https://clyp.it/hkabro5l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 Они испанцы.</text:p>
          </table:table-cell>
        </table:table-row>
        <table:table-row table:style-name="ro1">
          <table:table-cell office:value-type="string" calcext:value-type="string">
            <text:p><text:a xlink:href="https://clyp.it/za1lkcio" xlink:type="simple">https://clyp.it/za1lkcio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Книга у вас?</text:p>
          </table:table-cell>
        </table:table-row>
        <table:table-row table:style-name="ro1">
          <table:table-cell office:value-type="string" calcext:value-type="string">
            <text:p><text:a xlink:href="https://clyp.it/3nu5i3tu" xlink:type="simple">https://clyp.it/3nu5i3tu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Я связан долгом признательности по отношению к людям, которые помогают мне в понимании.</text:p>
          </table:table-cell>
        </table:table-row>
        <table:table-row table:style-name="ro1">
          <table:table-cell office:value-type="string" calcext:value-type="string">
            <text:p><text:a xlink:href="https://clyp.it/xnaetvqa" xlink:type="simple">https://clyp.it/xnaetvqa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Ты поможешь мне с домашней работой по английскому языку?</text:p>
          </table:table-cell>
        </table:table-row>
        <table:table-row table:style-name="ro1">
          <table:table-cell office:value-type="string" calcext:value-type="string">
            <text:p><text:a xlink:href="https://clyp.it/jnzwk0gh" xlink:type="simple">https://clyp.it/jnzwk0gh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У кухонного ножа, к которому я за долгие годы успел привыкнуть, отломилось лезвие.</text:p>
          </table:table-cell>
        </table:table-row>
        <table:table-row table:style-name="ro1">
          <table:table-cell office:value-type="string" calcext:value-type="string">
            <text:p><text:a xlink:href="https://clyp.it/a5ofklgw" xlink:type="simple">https://clyp.it/a5ofklgw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Вам нравится фортепиано?</text:p>
          </table:table-cell>
        </table:table-row>
        <table:table-row table:style-name="ro1">
          <table:table-cell office:value-type="string" calcext:value-type="string">
            <text:p><text:a xlink:href="https://clyp.it/2olobdap" xlink:type="simple">https://clyp.it/2olobdap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Похоже, ветер усиливается.</text:p>
          </table:table-cell>
        </table:table-row>
        <table:table-row table:style-name="ro1">
          <table:table-cell office:value-type="string" calcext:value-type="string">
            <text:p><text:a xlink:href="https://clyp.it/0sw2de0d" xlink:type="simple">https://clyp.it/0sw2de0d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Это бессмысленно.</text:p>
          </table:table-cell>
        </table:table-row>
        <table:table-row table:style-name="ro1">
          <table:table-cell office:value-type="string" calcext:value-type="string">
            <text:p><text:a xlink:href="https://clyp.it/20yebf4p" xlink:type="simple">https://clyp.it/20yebf4p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Ну давай же!</text:p>
          </table:table-cell>
        </table:table-row>
        <table:table-row table:style-name="ro1">
          <table:table-cell office:value-type="string" calcext:value-type="string">
            <text:p><text:a xlink:href="https://clyp.it/mnhs2usm" xlink:type="simple">https://clyp.it/mnhs2usm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Он объехал весь мир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01:18:04.793579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9T01:21:37.710454296</dc:date>
    <meta:editing-duration>PT20M45S</meta:editing-duration>
    <meta:editing-cycles>7</meta:editing-cycles>
    <meta:generator>LibreOffice/5.1.6.2$Linux_X86_64 LibreOffice_project/10m0$Build-2</meta:generator>
    <meta:document-statistic meta:table-count="1" meta:cell-count="123" meta:object-count="0"/>
  </office:meta>
</office:document-meta>
</file>